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6990" officeooo:paragraph-rsid="00146990"/>
    </style:style>
    <style:style style:name="P2" style:family="paragraph" style:parent-style-name="Standard">
      <style:paragraph-properties fo:text-align="justify" style:justify-single-word="false"/>
      <style:text-properties officeooo:rsid="00146990" officeooo:paragraph-rsid="00146990"/>
    </style:style>
    <style:style style:name="P3" style:family="paragraph" style:parent-style-name="Standard">
      <style:text-properties fo:font-size="9pt" style:text-underline-style="solid" style:text-underline-width="auto" style:text-underline-color="font-color" officeooo:rsid="00146990" officeooo:paragraph-rsid="00146990" style:font-size-asian="9pt" style:font-size-complex="9pt"/>
    </style:style>
    <style:style style:name="P4" style:family="paragraph" style:parent-style-name="Standard">
      <style:text-properties officeooo:rsid="00184d43" officeooo:paragraph-rsid="00184d43"/>
    </style:style>
    <style:style style:name="P5" style:family="paragraph" style:parent-style-name="Standard">
      <style:text-properties officeooo:rsid="001a44c1" officeooo:paragraph-rsid="001a44c1" fo:background-color="#ffff00"/>
    </style:style>
    <style:style style:name="T1" style:family="text">
      <style:text-properties officeooo:rsid="00164a7d"/>
    </style:style>
    <style:style style:name="T2" style:family="text">
      <style:text-properties style:text-underline-style="none"/>
    </style:style>
    <style:style style:name="T3" style:family="text">
      <style:text-properties officeooo:rsid="0017ce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3"><text:span text:style-name="T2"><text:s text:c="4"/></text:span>Jan Krüger, Friedrichstraße 24, 75417 Mühlacker</text:p>
      <text:p text:style-name="Standard"/>
      <text:p text:style-name="P1"><text:s text:c="3"/>Studentenwerk Karlsruhe</text:p>
      <text:p text:style-name="P4"><text:s text:c="3"/>Studentenhaus</text:p>
      <text:p text:style-name="P1"><text:s text:c="3"/>Adenauerring 7</text:p>
      <text:p text:style-name="P1"><text:s text:c="3"/>76131 Karlsruhe</text:p>
      <text:p text:style-name="Standard"/>
      <text:p text:style-name="Standard"/>
      <text:p text:style-name="Standard"/>
      <text:p text:style-name="P5">POSTALISCH AM 27.08.13 VERSENDET</text:p>
      <text:p text:style-name="Standard"/>
      <text:p text:style-name="Standard"/>
      <text:p text:style-name="Standard"/>
      <text:p text:style-name="P2">Sehr geehrte Damen und Herren,</text:p>
      <text:p text:style-name="P2"/>
      <text:p text:style-name="P2">ich bin im Rahmen einer Projektarbeit für die Hochschule gerade dabei, einen Automaten <text:span text:style-name="T1">zu entwickeln</text:span> der elektronische Bauteile zum Selbstkostenpreis verkauft. Die Bauteile werden über ein Onlinesystem bestellt und können dann am Automaten abgeholt werden. Nun möchten wir gerne realis<text:span text:style-name="T3">i</text:span>eren, dass sich die Studenten vorher mit ihrem Studentenausweis registrieren und diesen dann auch zur Abholung der Bauteile nutzen können. Der Ausweis soll dabei lediglich dazu dienen, den Besteller auszuweisen und nicht für Zahlungen an die Hochschule <text:span text:style-name="T3">oder </text:span><text:s/>genutzt werden. </text:p>
      <text:p text:style-name="P2"/>
      <text:p text:style-name="P2">Daher möchte ich fragen, ob die Möglichkeit besteht, vom Studentenwerk einen RFID Kartenleser zu beziehen, welchen wir in unser System einbinden können? <text:span text:style-name="T3">Haben die Karten überhaupt individuelle Nummern?</text:span></text:p>
      <text:p text:style-name="P2"/>
      <text:p text:style-name="P2">Falls Sie Fragen zu unserem Vorhaben haben werde ich diese gerne beantworten, egal ob schriftlich oder über meine Mailadresse <text:a xlink:type="simple" xlink:href="mailto:krja1017@hs-karlsruhe.de">krja1017@hs-karlsruhe.de</text:a>.</text:p>
      <text:p text:style-name="P2"/>
      <text:p text:style-name="P2">Mit freundlichen Grüßen,</text:p>
      <text:p text:style-name="P2"/>
      <text:p text:style-name="P2">Jan Krü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6T15:26:15.336000000</meta:creation-date>
    <dc:date>2013-08-27T19:25:19.829000000</dc:date>
    <meta:editing-duration>PT8M27S</meta:editing-duration>
    <meta:editing-cycles>5</meta:editing-cycles>
    <meta:generator>LibreOffice/4.1.0.4$Windows_x86 LibreOffice_project/89ea49ddacd9aa532507cbf852f2bb22b1ace28</meta:generator>
    <meta:print-date>2013-08-26T15:38:58.110000000</meta:print-date>
    <meta:document-statistic meta:table-count="0" meta:image-count="0" meta:object-count="0" meta:page-count="1" meta:paragraph-count="12" meta:word-count="154" meta:character-count="1137" meta:non-whitespace-character-count="977"/>
  </office:meta>
</office:document-meta>
</file>